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Table_20_Contents">
      <style:text-properties officeooo:rsid="000bd54a" officeooo:paragraph-rsid="000bd54a"/>
    </style:style>
    <style:style style:name="P28" style:family="paragraph" style:parent-style-name="Table_20_Contents">
      <style:text-properties fo:font-weight="bold" officeooo:rsid="000f67fd" officeooo:paragraph-rsid="000de4ce" style:font-weight-asian="bold" style:font-weight-complex="bold"/>
    </style:style>
    <style:style style:name="P29" style:family="paragraph" style:parent-style-name="Table_20_Contents" style:list-style-name="L1">
      <style:text-properties fo:font-weight="bold" officeooo:rsid="000aa416" officeooo:paragraph-rsid="000aa416" style:font-weight-asian="bold" style:font-weight-complex="bold"/>
    </style:style>
    <style:style style:name="P30" style:family="paragraph" style:parent-style-name="Table_20_Contents">
      <style:text-properties officeooo:rsid="001887e0" officeooo:paragraph-rsid="001887e0"/>
    </style:style>
    <style:style style:name="P31" style:family="paragraph" style:parent-style-name="Table_20_Contents" style:list-style-name="L1">
      <style:text-properties fo:font-weight="normal" officeooo:rsid="000aa416" officeooo:paragraph-rsid="000aa416" style:font-weight-asian="normal" style:font-weight-complex="normal"/>
    </style:style>
    <style:style style:name="P32" style:family="paragraph" style:parent-style-name="Heading_20_1" style:master-page-name="First_20_Page">
      <style:paragraph-properties style:page-number="auto"/>
      <style:text-properties officeooo:paragraph-rsid="0019ccc2"/>
    </style:style>
    <style:style style:name="P33" style:family="paragraph" style:parent-style-name="Heading_20_1">
      <style:paragraph-properties fo:break-before="page"/>
      <style:text-properties fo:font-size="13pt" style:font-size-asian="13pt" style:font-size-complex="13pt"/>
    </style:style>
    <style:style style:name="P34" style:family="paragraph" style:parent-style-name="Header">
      <style:paragraph-properties fo:text-align="center" style:justify-single-word="false" style:snap-to-layout-grid="false"/>
      <style:text-properties style:use-window-font-color="true"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P35" style:family="paragraph" style:parent-style-name="Standard">
      <style:text-properties officeooo:paragraph-rsid="001887e0"/>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1887e0"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a1735" style:font-name-asian="Helvetica-Bold" style:font-weight-asian="bold" style:font-name-complex="Helvetica-Bold" style:font-weight-complex="bold"/>
    </style:style>
    <style:style style:name="T12" style:family="text">
      <style:text-properties style:use-window-font-color="true" fo:font-weight="bold" officeooo:rsid="003fbaac" style:font-name-asian="Helvetica-Bold" style:font-weight-asian="bold" style:font-name-complex="Helvetica-Bold"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9ccc2"/>
    </style:style>
    <style:style style:name="T23" style:family="text">
      <style:text-properties fo:font-weight="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Adopted as a NMRA <text:span text:style-name="T22">Technical Note</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7">Initial version submitted for public comment</text:p>
          </table:table-cell>
        </table:table-row>
        <table:table-row>
          <table:table-cell table:style-name="Table2.A2" office:value-type="string">
            <text:p text:style-name="P35"><text:span text:style-name="Page_20_Number"><text:span text:style-name="T4">Feb 6, 2016</text:span></text:span></text:p>
          </table:table-cell>
          <table:table-cell table:style-name="Table2.A2" office:value-type="string">
            <text:p text:style-name="P28"><text:span text:style-name="Page_20_Number"><text:span text:style-name="T5">Feb 20, 2016</text:span></text:span></text:p>
          </table:table-cell>
          <table:table-cell table:style-name="Table2.C2" office:value-type="string">
            <text:p text:style-name="P30">Minor grammatical corrections and readability improvements as well as the following specific changes:</text:p>
            <text:list xml:id="list2915955181718973866" text:style-name="L1">
              <text:list-item>
                <text:p text:style-name="P31">Added paragraph to section</text:p>
                <text:list>
                  <text:list-item>
                    <text:p text:style-name="P29">2.4.19 Get Unique ID Command</text:p>
                  </text:list-item>
                </text:list>
              </text:list-item>
              <text:list-item>
                <text:p text:style-name="P31">Added sections</text:p>
                <text:list>
                  <text:list-item>
                    <text:p text:style-name="P29">2.4.21 Unfreeze Command</text:p>
                  </text:list-item>
                  <text:list-item>
                    <text:p text:style-name="P29">2.4.22 Freeze Command</text:p>
                  </text:list-item>
                </text:list>
              </text:list-item>
              <text:list-item>
                <text:p text:style-name="P31">Removed section</text:p>
                <text:list>
                  <text:list-item>
                    <text:p text:style-name="P29">4.24 Enter Bootloader Command</text:p>
                  </text:list-item>
                </text:list>
              </text:list-item>
            </text:list>
          </table:table-cell>
        </table:table-row>
        <table:table-row>
          <table:table-cell table:style-name="Table2.A2" office:value-type="string">
            <text:p text:style-name="P15"><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6">®</text:span><text:span text:style-name="T27"> symbol</text:span></text:p>
            <text:p text:style-name="P18">Changed “Layout Command Control” to have the <text:span text:style-name="T19">TM</text:span> symbol</text:p>
            <text:p text:style-name="P19">Added <text:span text:style-name="T25">the </text:span>NMRA Legal Disclaimer <text:span text:style-name="T25">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33"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fbaa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baac"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Memory Configur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4</text:span><text:span text:style-name="MT10">.</text:span><text:span text:style-name="MT11">2</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8M2S</meta:editing-duration>
    <meta:generator>LibreOffice/5.2.3.3$MacOSX_X86_64 LibreOffice_project/d54a8868f08a7b39642414cf2c8ef2f228f780cf</meta:generator>
    <dc:date>2021-04-26T12:31:38.455147608</dc:date>
    <meta:printed-by>Bob Jacobsen</meta:printed-by>
    <meta:print-date>2010-09-15T08:46:04</meta:print-date>
    <meta:document-statistic meta:table-count="2" meta:image-count="1" meta:object-count="0" meta:page-count="2" meta:paragraph-count="49" meta:word-count="1232" meta:character-count="8284" meta:non-whitespace-character-count="7082"/>
  </office:meta>
</office:document-meta>
</file>